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Bitter" svg:font-family="Bitter" style:font-family-generic="roman" style:font-pitch="variable"/>
    <style:font-face style:name="Roboto Condensed" svg:font-family="'Roboto Condense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ter1" svg:font-family="Bitter" style:font-family-generic="system" style:font-pitch="variable"/>
    <style:font-face style:name="Linux Libertine G" svg:font-family="'Linux Libertine G'" style:font-family-generic="system" style:font-pitch="variable"/>
    <style:font-face style:name="Roboto Condensed1" svg:font-family="'Roboto Condensed'"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font-name="Arial" fo:font-size="11pt" style:font-name-asian="Arial1" style:font-size-asian="11pt" style:font-name-complex="Arial1" style:font-size-complex="11pt"/>
    </style:style>
    <style:style style:name="P3" style:family="paragraph" style:parent-style-name="Standard">
      <style:text-properties fo:color="#000000" style:font-name="Bitter" fo:font-size="11pt" style:font-name-asian="Bitter1" style:font-size-asian="11pt" style:font-name-complex="Bitter1" style:font-size-complex="11pt"/>
    </style:style>
    <style:style style:name="P4" style:family="paragraph" style:parent-style-name="Standard">
      <style:paragraph-properties fo:margin-top="0in" fo:margin-bottom="0.139in" loext:contextual-spacing="false" fo:line-height="115%" fo:text-align="start" style:justify-single-word="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paragraph-properties fo:margin-left="0.5in" fo:margin-right="0in" fo:text-indent="0in" style:auto-text-indent="false"/>
      <style:text-properties fo:color="#000000" style:font-name="Bitter" fo:font-size="11pt" style:font-name-asian="Bitter1" style:font-size-asian="11pt" style:font-name-complex="Bitter1" style:font-size-complex="11pt"/>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margin-top="0in" fo:margin-bottom="0in" loext:contextual-spacing="false" fo:line-height="150%" fo:text-align="start" style:justify-single-word="false" fo:orphans="0" fo:widows="0" fo:text-indent="0in" style:auto-text-indent="false" fo:break-before="auto" fo:break-after="auto"/>
    </style:style>
    <style:style style:name="P9" style:family="paragraph" style:parent-style-name="Standard">
      <style:paragraph-properties fo:margin-left="0in" fo:margin-right="0in" fo:text-align="start" style:justify-single-word="false" fo:text-indent="0in" style:auto-text-indent="false" fo:break-before="auto" fo:break-after="auto"/>
    </style:style>
    <style:style style:name="P10" style:family="paragraph" style:parent-style-name="Standard">
      <style:paragraph-properties fo:break-before="auto" fo:break-after="auto"/>
    </style:style>
    <style:style style:name="P11" style:family="paragraph" style:parent-style-name="Standard">
      <style:paragraph-properties fo:line-height="150%" fo:text-align="start" style:justify-single-word="false" fo:orphans="0" fo:widows="0" fo:break-before="auto" fo:break-after="auto"/>
      <style:text-properties fo:color="#000000" style:font-name="Arial" fo:font-size="11pt" style:font-name-asian="Arial1" style:font-size-asian="11pt" style:font-name-complex="Arial1" style:font-size-complex="11pt"/>
    </style:style>
    <style:style style:name="P12" style:family="paragraph" style:parent-style-name="Standard">
      <style:paragraph-properties fo:text-align="end" style:justify-single-word="false" fo:break-before="auto" fo:break-after="auto"/>
    </style:style>
    <style:style style:name="P13" style:family="paragraph" style:parent-style-name="Heading_20_2">
      <style:paragraph-properties fo:margin-top="0.139in" fo:margin-bottom="0.139in" loext:contextual-spacing="false" fo:line-height="150%" fo:orphans="0" fo:widows="0"/>
    </style:style>
    <style:style style:name="P14" style:family="paragraph" style:parent-style-name="Title" style:master-page-name="Standard">
      <style:paragraph-properties fo:text-align="start" style:justify-single-word="false" style:page-number="1"/>
    </style:style>
    <style:style style:name="T1" style:family="text">
      <style:text-properties fo:color="#000000" style:font-name="Arial" fo:font-size="18pt" style:font-name-asian="Arial1" style:font-size-asian="18pt" style:font-name-complex="Arial1" style:font-size-complex="18pt"/>
    </style:style>
    <style:style style:name="T2" style:family="text">
      <style:text-properties fo:color="#000000" style:font-name="Arial" style:font-name-asian="Arial1" style:font-name-complex="Arial1"/>
    </style:style>
    <style:style style:name="T3" style:family="text">
      <style:text-properties fo:color="#000000" style:font-name="Arial" fo:font-size="11pt" style:font-name-asian="Arial1" style:font-size-asian="11pt" style:font-name-complex="Arial1" style:font-size-complex="11pt"/>
    </style:style>
    <style:style style:name="T4" style:family="text">
      <style:text-properties fo:color="#000000" style:font-name="Arial" fo:font-size="11pt" fo:font-weight="bold" style:font-name-asian="Arial1" style:font-size-asian="11pt" style:font-weight-asian="bold" style:font-name-complex="Arial1" style:font-size-complex="11pt"/>
    </style:style>
    <style:style style:name="T5" style:family="text">
      <style:text-properties fo:color="#000000"/>
    </style:style>
    <style:style style:name="T6" style:family="text">
      <style:text-properties fo:color="#000000" style:font-name="Bitter" fo:font-size="11pt" style:font-name-asian="Bitter1" style:font-size-asian="11pt" style:font-name-complex="Bitter1" style:font-size-complex="11pt"/>
    </style:style>
    <style:style style:name="T7" style:family="text">
      <style:text-properties fo:color="#000000" style:font-name="Bitter" fo:font-size="11pt" style:text-underline-style="none" style:font-name-asian="Bitter1" style:font-size-asian="11pt" style:font-name-complex="Bitter1" style:font-size-complex="11pt"/>
    </style:style>
    <style:style style:name="T8" style:family="text">
      <style:text-properties style:font-name="Arial" fo:font-size="20pt" style:font-name-asian="Arial1" style:font-size-asian="20pt" style:font-name-complex="Arial1" style:font-size-complex="20pt"/>
    </style:style>
    <style:style style:name="T9" style:family="text">
      <style:text-properties fo:color="#4285f4" style:font-name="Arial" fo:font-size="11pt" fo:font-weight="bold" style:font-name-asian="Arial1" style:font-size-asian="11pt" style:font-weight-asian="bold" style:font-name-complex="Arial1" style:font-size-complex="11pt"/>
    </style:style>
    <style:style style:name="T10" style:family="text">
      <style:text-properties fo:color="#4285f4" style:font-name="Arial" fo:font-size="11pt" style:font-name-asian="Arial1" style:font-size-asian="11pt" style:font-name-complex="Arial1" style:font-size-complex="11pt"/>
    </style:style>
    <style:style style:name="T11" style:family="text">
      <style:text-properties fo:color="#3c4043" style:font-name="Arial" fo:font-size="11pt" style:font-name-asian="Arial1" style:font-size-asian="11pt"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c40bjinrqlg4"/><text:span text:style-name="T1">Project Requirements Document: Google Fiber</text:span></text:p>
      <text:p text:style-name="P4"><text:span text:style-name="T2"><text:s text:c="88"/></text:span></text:p>
      <text:p text:style-name="P13"><text:span text:style-name="T9">BI Analyst:</text:span><text:span text:style-name="T10"> </text:span><text:span text:style-name="T11">Cathyann Martin</text:span></text:p>
      <text:p text:style-name="P13"><text:span text:style-name="T9">Client/Sponsor:</text:span><text:span text:style-name="T10"> </text:span><text:span text:style-name="T3">Emma Santiago, Hiring Manager</text:span></text:p>
      <text:p text:style-name="P13"><text:span text:style-name="T9">Purpose:</text:span><text:span text:style-name="T3"> As part of my interview process, the Fiber customer service team has asked for a dashboard using fictional <text:s/>data from the call center based on the data they regularly use on the job to gain insights about repeat calls. </text:span></text:p>
      <text:p text:style-name="P13"><text:span text:style-name="T9">Key dependencies:</text:span><text:span text:style-name="T4"> </text:span></text:p>
      <text:p text:style-name="P13"><text:span text:style-name="T3">The datasets are fictionalized versions. Because of this, they were already anonymized and approved. Stakeholders have access to all datasets, so they can explore all the steps I have taken. The primary contacts are Emma Santiago and Keith Portone.</text:span></text:p>
      <text:p text:style-name="P13"><text:span text:style-name="T9">Stakeholder requirements:</text:span><text:span text:style-name="T4"> </text:span></text:p>
      <text:p text:style-name="Standard"><text:span text:style-name="T5">R: Must include a chart or table measuring repeat calls by their first contact date.</text:span></text:p>
      <text:p text:style-name="P1"/>
      <text:p text:style-name="Standard"><text:span text:style-name="T5">R: Must include a chart or table exploring repeat calls by market and problem type.</text:span></text:p>
      <text:p text:style-name="P1"/>
      <text:p text:style-name="Standard"><text:span text:style-name="T5">D: Must include charts showcasing repeat calls by week, month, and quarter.</text:span></text:p>
      <text:p text:style-name="P1"/>
      <text:p text:style-name="Standard"><text:span text:style-name="T5">D: Provide insights into the types of customer issues that seem to generate more repeated calls.</text:span></text:p>
      <text:p text:style-name="P1"/>
      <text:p text:style-name="Standard"><text:span text:style-name="T5">R: Explore repeat caller trends in the three different markets.</text:span></text:p>
      <text:p text:style-name="P1"/>
      <text:p text:style-name="Standard"><text:span text:style-name="T5">R: Design charts so that stakeholders can view trends by week, month, quarter, and year.</text:span></text:p>
      <text:p text:style-name="P1"/>
      <text:p text:style-name="Standard"><text:span text:style-name="T9">Success criteria:</text:span><text:span text:style-name="T4"> </text:span><text:span text:style-name="T3">BI insights must clearly identify characteristics of repeat calls, including how often customers are repeating calls. Calls should be evaluated using measurable metrics, including frequency and volume. For example, do customers call with a specific problem more often than others? Which market city experiences the most calls? How many customers are calling more than once? These outcomes must quantify the number of repeat calls under different circumstances to provide Google Fibre team with insights into customer satisfaction. All metrics must support the primary question-How often are customers repeatedly contacting the customer service team? Analyze data that spans at least one year to understand how repeat callers change over time. </text:span></text:p>
      <text:p text:style-name="P2"/>
      <text:p text:style-name="Standard"><text:span text:style-name="T9">User journeys:</text:span><text:span text:style-name="T3"> Communicate with customers to reduce call volume by increasing customer satisfaction and improving operational optimization. Create a dashboard that demonstrates insights into repeat caller volumes in different markets and the types of problems they represent.</text:span></text:p>
      <text:p text:style-name="P2"/>
      <text:p text:style-name="Standard"><text:span text:style-name="T9">Assumptions:</text:span><text:span text:style-name="T3"> </text:span><text:span text:style-name="T6">In order to anonymize and fictionalize the data, the columns market_1, market_2, and market_3 to indicate three different city service <text:s/>areas the data represents.</text:span></text:p>
      <text:p text:style-name="P3"><text:soft-page-break/></text:p>
      <text:p text:style-name="Standard"><text:span text:style-name="T6">The data lists five problem types:</text:span></text:p>
      <text:p text:style-name="P3"/>
      <text:list xml:id="list3637314850" text:style-name="WWNum1">
        <text:list-item>
          <text:p text:style-name="P5"><text:span text:style-name="T6">Type_1 is account management</text:span></text:p>
        </text:list-item>
        <text:list-item>
          <text:p text:style-name="P5"><text:span text:style-name="T6">Type_2 is technician troubleshooting</text:span></text:p>
        </text:list-item>
        <text:list-item>
          <text:p text:style-name="P5"><text:span text:style-name="T6">Type_3 is scheduling</text:span></text:p>
        </text:list-item>
        <text:list-item>
          <text:p text:style-name="P5"><text:span text:style-name="T6">Type_4 is construction</text:span></text:p>
        </text:list-item>
        <text:list-item>
          <text:p text:style-name="P5"><text:span text:style-name="T6">Type_5 is internet and wifi</text:span></text:p>
        </text:list-item>
      </text:list>
      <text:p text:style-name="P6"/>
      <text:p text:style-name="P7"><text:span text:style-name="T6">Additionally, the dataset records repeat calls over seven day periods. The initial contact date is listed as contacts_n. The other call columns are then contacts_n_number of days since first call. For example, contacts_n_5 indicates five days since first contact. </text:span></text:p>
      <text:p text:style-name="P2"/>
      <text:p text:style-name="Standard"><text:span text:style-name="T9">Compliance and privacy:</text:span><text:span text:style-name="T10"> </text:span><text:span text:style-name="T3">Data was anonymized and approved. Stakeholders must have access to all datasets so that they can explore the steps taken.</text:span></text:p>
      <text:p text:style-name="P13"><text:span text:style-name="T9">Accessibility:</text:span><text:span text:style-name="T10"> </text:span><text:span text:style-name="T3">Dashboard must be accessible, with large print and text-to-speech alternatives.</text:span></text:p>
      <text:p text:style-name="P8"><text:span text:style-name="T9">Roll-out plan:</text:span><text:span text:style-name="T10"> </text:span><text:span text:style-name="T3">Stakeholders have requested a completed BI too in six weeks.<text:line-break/></text:span></text:p>
      <text:p text:style-name="P1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Bitter" svg:font-family="Bitter" style:font-family-generic="roman" style:font-pitch="variable"/>
    <style:font-face style:name="Roboto Condensed" svg:font-family="'Roboto Condense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ter1" svg:font-family="Bitter" style:font-family-generic="system" style:font-pitch="variable"/>
    <style:font-face style:name="Linux Libertine G" svg:font-family="'Linux Libertine G'" style:font-family-generic="system" style:font-pitch="variable"/>
    <style:font-face style:name="Roboto Condensed1" svg:font-family="'Roboto Condense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Roboto Condensed" fo:font-size="12pt" fo:language="en" fo:country="none" style:letter-kerning="false" style:font-name-asian="Roboto Condensed1" style:font-size-asian="12pt" style:language-asian="zh" style:country-asian="CN" style:font-name-complex="Roboto Condensed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Roboto Condensed" fo:font-size="12pt" fo:language="en" fo:country="none" style:letter-kerning="false" style:font-name-asian="Roboto Condensed1" style:font-size-asian="12pt" style:language-asian="zh" style:country-asian="CN" style:font-name-complex="Roboto Condensed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626in" fo:margin-right="0in" fo:margin-top="0.278in" fo:margin-bottom="0.0835in" loext:contextual-spacing="false" fo:line-height="100%" fo:keep-together="always" fo:text-indent="-0.3752in" style:auto-text-indent="false" fo:break-before="auto" fo:break-after="auto" fo:keep-with-next="always"/>
      <style:text-properties fo:color="#1c4587"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top="0.0693in" fo:margin-bottom="0.0835in" loext:contextual-spacing="false" fo:line-height="142%" fo:text-align="start" style:justify-single-word="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break-before="auto" fo:break-after="auto" fo:keep-with-next="always"/>
      <style:text-properties fo:color="#1c4587" fo:font-size="26pt" fo:font-weight="bold" style:font-size-asian="26pt" style:font-weight-asian="bold"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Bitter" fo:font-family="Bitter"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style style:name="MP2" style:family="paragraph" style:parent-style-name="Standard">
      <style:paragraph-properties fo:break-before="auto" fo:break-after="auto"/>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footer>
        <text:p text:style-name="MP1"/>
      </style:footer>
    </style:master-page>
    <style:master-page style:name="First_20_Page" style:display-name="First Page" style:page-layout-name="Mpm2" style:next-style-name="Standard">
      <style:header>
        <text:p text:style-name="MP2"/>
      </style:header>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8" meta:word-count="469" meta:character-count="3175" meta:non-whitespace-character-count="2642"/>
    <meta:generator>LibreOfficeDev/6.0.5.2$Linux_X86_64 LibreOffice_project/</meta:generator>
  </office:meta>
</office:document-meta>
</file>